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Check that custom close tab button can be implemented. </text:p>
        </text:list-item>
        <text:list-item>
          <text:p text:style-name="P8">Create a dock pane tree manager. </text:p>
        </text:list-item>
      </text:list>
      <text:h text:style-name="Heading_20_3" text:outline-level="3">Templates</text:h>
      <text:p text:style-name="Text_20_body">Too list box</text:p>
      <text:p text:style-name="Text_20_body">Buttons – tool and document. </text:p>
      <text:p text:style-name="Text_20_body">Tab list item. </text:p>
      <text:h text:style-name="Heading_20_2" text:outline-level="2">Bugs</text:h>
      <text:list xml:id="list5643860945361882495" text:style-name="L8">
        <text:list-item>
          <text:p text:style-name="P9">Close tool =&gt; crash. </text:p>
        </text:list-item>
        <text:list-item>
          <text:p text:style-name="P9">Close document =&gt; nothing.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20T20:24:15.52</dc:date>
    <dc:creator>Leif Goodwin</dc:creator>
    <meta:editing-duration>P29DT24M43S</meta:editing-duration>
    <meta:editing-cycles>95</meta:editing-cycles>
    <meta:generator>OpenOffice/4.1.7$Win32 OpenOffice.org_project/417m1$Build-9800</meta:generator>
    <meta:document-statistic meta:table-count="0" meta:image-count="0" meta:object-count="0" meta:page-count="4" meta:paragraph-count="105" meta:word-count="1001" meta:character-count="6182"/>
  </office:meta>
</office:document-meta>
</file>